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roman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roman" style:font-pitch="variable"/>
    <style:font-face style:name="FreeSans" svg:font-family="FreeSans" style:font-family-generic="roman" style:font-pitch="variable"/>
    <style:font-face style:name="Karla" svg:font-family="Karla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ans2" svg:font-family="'Noto Sans'" style:font-adornments="Regular" style:font-family-generic="swiss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is is a test docume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roman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roman" style:font-pitch="variable"/>
    <style:font-face style:name="FreeSans" svg:font-family="FreeSans" style:font-family-generic="roman" style:font-pitch="variable"/>
    <style:font-face style:name="Karla" svg:font-family="Karla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ans2" svg:font-family="'Noto Sans'" style:font-adornments="Regular" style:font-family-generic="swiss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rlito" fo:font-size="12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style:use-window-font-color="true" loext:opacity="0%" style:font-name="Carlito" fo:font-size="12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lapértelmezett_20_bekezdésstílus" style:display-name="Alapértelmezett bekezdésstílus" style:family="paragraph" style:class="text"/>
    <style:style style:name="Standardstyckeformatmall" style:family="paragraph" style:class="text"/>
    <style:style style:name="Style_20_de_20_paragraphe_20_par_20_défaut" style:display-name="Style de paragraphe par défaut" style:family="paragraph" style:class="text"/>
    <style:style style:name="Default_20_Paragraph_20_Style" style:display-name="Default Paragraph Style" style:family="paragraph" style:class="text"/>
    <style:style style:name="Heading" style:family="paragraph" style:parent-style-name="Alapértelmezett_20_bekezdésstílus" style:next-style-name="Szövegtörzs" style:class="chapter">
      <style:paragraph-properties fo:margin-top="0.1665in" fo:margin-bottom="0.0835in" style:contextual-spacing="false" fo:keep-with-next="always"/>
      <style:text-properties style:font-name="Carlito1" fo:font-family="Carlit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Alapértelmezett_20_bekezdésstílus" style:class="text">
      <style:paragraph-properties fo:margin-top="0in" fo:margin-bottom="0.0972in" style:contextual-spacing="false" fo:line-height="115%"/>
    </style:style>
    <style:style style:name="Brödtext" style:family="paragraph" style:parent-style-name="Style_20_de_20_paragraphe_20_par_20_défaut" style:class="text">
      <style:paragraph-properties fo:margin-top="0in" fo:margin-bottom="0.0972in" style:contextual-spacing="false" fo:line-height="115%"/>
    </style:style>
    <style:style style:name="Body_20_Text" style:display-name="Body Text" style:family="paragraph" style:parent-style-name="Default_20_Paragraph_20_Style" style:class="text">
      <style:paragraph-properties fo:margin-top="0in" fo:margin-bottom="0.0972in" style:contextual-spacing="false" fo:line-height="115%"/>
    </style:style>
    <style:style style:name="Corps_20_de_20_texte" style:display-name="Corps de texte" style:family="paragraph" style:parent-style-name="Style_20_de_20_paragraphe_20_par_20_défaut" style:class="text">
      <style:paragraph-properties fo:margin-top="0in" fo:margin-bottom="0.0972in" style:contextual-spacing="false" fo:line-height="115%"/>
    </style:style>
    <style:style style:name="Szövegtörzs" style:family="paragraph" style:parent-style-name="Alapértelmezett_20_bekezdésstílus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Szövegtörzs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Szövegtörzs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zövegtörzs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Alapértelmezett_20_bekezdésstílus" style:class="html">
      <style:paragraph-properties fo:margin-left="0.3937in"/>
    </style:style>
    <style:style style:name="List" style:family="paragraph" style:parent-style-name="Szövegtörzs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Alapértelmezett_20_bekezdésstílus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Alapértelmezett_20_bekezdésstílus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List_20_Heading" style:display-name="List Heading" style:family="paragraph" style:next-style-name="List_20_Contents" style:class="html">
      <style:paragraph-properties fo:margin-left="0in" fo:margin-right="0in" fo:text-indent="0in" style:auto-text-indent="false"/>
    </style:style>
    <style:style style:name="Horizontal_20_Line" style:display-name="Horizontal Line" style:family="paragraph" style:next-style-name="Szövegtörzs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dézetblokk" style:family="paragraph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rawing" style:family="paragraph" style:class="extra"/>
    <style:style style:name="Endnote" style:family="paragraph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class="extra">
      <style:paragraph-properties fo:margin-top="0in" fo:margin-bottom="0.0417in" style:contextual-spacing="false" text:number-lines="false" text:line-number="0"/>
    </style:style>
    <style:style style:name="Addressee" style:family="paragraph" style:class="extra">
      <style:paragraph-properties fo:margin-top="0in" fo:margin-bottom="0.0417in" style:contextual-spacing="false" text:number-lines="false" text:line-number="0"/>
    </style:style>
    <style:style style:name="Footnote" style:family="paragraph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class="extra"/>
    <style:style style:name="Figure" style:family="paragraph" style:parent-style-name="Caption" style:class="extra"/>
    <style:style style:name="Table" style:family="paragraph" style:class="extra"/>
    <style:style style:name="Illustration" style:family="paragraph" style:parent-style-name="Caption" style:class="extra"/>
    <style:style style:name="Table_20_Contents" style:display-name="Table Contents" style:family="paragraph" style:parent-style-name="Alapértelmezett_20_bekezdésstílus" style:class="extra">
      <style:paragraph-properties fo:orphans="0" fo:widows="0"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Alapértelmezett_20_bekezdésstílus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User_20_Index_20_10" style:display-name="User Index 10" style:family="paragraph" style:class="index">
      <style:paragraph-properties fo:margin-left="1.7717in" fo:margin-right="0in" fo:text-indent="0in" style:auto-text-indent="false">
        <style:tab-stops>
          <style:tab-stop style:position="4.9217in" style:type="right" style:leader-style="dotted" style:leader-text="."/>
        </style:tab-stops>
      </style:paragraph-properties>
    </style:style>
    <style:style style:name="User_20_Index_20_9" style:display-name="User Index 9" style:family="paragraph" style:class="index">
      <style:paragraph-properties fo:margin-left="1.5752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8" style:display-name="User Index 8" style:family="paragraph" style:class="index">
      <style:paragraph-properties fo:margin-left="1.378in" fo:margin-right="0in" fo:text-indent="0in" style:auto-text-indent="false">
        <style:tab-stops>
          <style:tab-stop style:position="5.3154in" style:type="right" style:leader-style="dotted" style:leader-text="."/>
        </style:tab-stops>
      </style:paragraph-properties>
    </style:style>
    <style:style style:name="User_20_Index_20_7" style:display-name="User Index 7" style:family="paragraph" style:class="index">
      <style:paragraph-properties fo:margin-left="1.1811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6" style:display-name="User Index 6" style:family="paragraph" style:class="index">
      <style:paragraph-properties fo:margin-left="0.9839in" fo:margin-right="0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Bibliography_20_1" style:display-name="Bibliography 1" style:family="paragraph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class="index">
      <style:paragraph-properties fo:margin-left="1.7717in" fo:margin-right="0in" fo:text-indent="0in" style:auto-text-indent="false">
        <style:tab-stops>
          <style:tab-stop style:position="4.9217in" style:type="right" style:leader-style="dotted" style:leader-text="."/>
        </style:tab-stops>
      </style:paragraph-properties>
    </style:style>
    <style:style style:name="Contents_20_9" style:display-name="Contents 9" style:family="paragraph" style:class="index">
      <style:paragraph-properties fo:margin-left="1.5752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Contents_20_8" style:display-name="Contents 8" style:family="paragraph" style:class="index">
      <style:paragraph-properties fo:margin-left="1.378in" fo:margin-right="0in" fo:text-indent="0in" style:auto-text-indent="false">
        <style:tab-stops>
          <style:tab-stop style:position="5.3154in" style:type="right" style:leader-style="dotted" style:leader-text="."/>
        </style:tab-stops>
      </style:paragraph-properties>
    </style:style>
    <style:style style:name="Contents_20_7" style:display-name="Contents 7" style:family="paragraph" style:class="index">
      <style:paragraph-properties fo:margin-left="1.1811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Contents_20_6" style:display-name="Contents 6" style:family="paragraph" style:class="index">
      <style:paragraph-properties fo:margin-left="0.9839in" fo:margin-right="0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User_20_Index_20_5" style:display-name="User Index 5" style:family="paragraph" style:class="index">
      <style:paragraph-properties fo:margin-left="0.7874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4" style:display-name="User Index 4" style:family="paragraph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3" style:display-name="User Index 3" style:family="paragraph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2" style:display-name="User Index 2" style:family="paragraph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User_20_Index_20_1" style:display-name="User Index 1" style:family="paragraph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class="index">
      <style:paragraph-properties fo:margin-left="0.7874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Contents_20_4" style:display-name="Contents 4" style:family="paragraph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3" style:display-name="Contents 3" style:family="paragraph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Heading" style:display-name="Contents Heading" style:family="paragraph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class="index">
      <style:paragraph-properties fo:margin-left="0in" fo:margin-right="0in" fo:text-indent="0in" style:auto-text-indent="false"/>
    </style:style>
    <style:style style:name="Index_20_3" style:display-name="Index 3" style:family="paragraph" style:class="index">
      <style:paragraph-properties fo:margin-left="0.3937in" fo:margin-right="0in" fo:text-indent="0in" style:auto-text-indent="false"/>
    </style:style>
    <style:style style:name="Index_20_2" style:display-name="Index 2" style:family="paragraph" style:class="index">
      <style:paragraph-properties fo:margin-left="0.1965in" fo:margin-right="0in" fo:text-indent="0in" style:auto-text-indent="false"/>
    </style:style>
    <style:style style:name="Index_20_1" style:display-name="Index 1" style:family="paragraph" style:class="index">
      <style:paragraph-properties fo:margin-left="0in" fo:margin-right="0in" fo:text-indent="0in" style:auto-text-indent="false"/>
    </style:style>
    <style:style style:name="List_20_5_20_Cont." style:display-name="List 5 Cont." style:family="paragraph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List_20_5_20_Start" style:display-name="List 5 Start" style:family="paragraph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List_20_4_20_Cont." style:display-name="List 4 Cont." style:family="paragraph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End" style:display-name="List 4 End" style:family="paragraph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List_20_4_20_Start" style:display-name="List 4 Start" style:family="paragraph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End" style:display-name="List 3 End" style:family="paragraph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List_20_3_20_Start" style:display-name="List 3 Start" style:family="paragraph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2_20_End" style:display-name="List 2 End" style:family="paragraph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2_20_Start" style:display-name="List 2 Start" style:family="paragraph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Start" style:display-name="List 1 Start" style:family="paragraph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5_20_Cont." style:display-name="Numbering 5 Cont." style:family="paragraph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Numbering_20_5_20_End" style:display-name="Numbering 5 End" style:family="paragraph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Numbering_20_5_20_Start" style:display-name="Numbering 5 Start" style:family="paragraph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Cont." style:display-name="Numbering 4 Cont." style:family="paragraph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4_20_End" style:display-name="Numbering 4 End" style:family="paragraph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3_20_Cont." style:display-name="Numbering 3 Cont." style:family="paragraph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3_20_End" style:display-name="Numbering 3 End" style:family="paragraph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Numbering_20_3_20_Start" style:display-name="Numbering 3 Start" style:family="paragraph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2_20_End" style:display-name="Numbering 2 End" style:family="paragraph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Numbering_20_2_20_Start" style:display-name="Numbering 2 Start" style:family="paragraph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1_20_End" style:display-name="Numbering 1 End" style:family="paragraph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Appendix" style:family="paragraph" style:next-style-name="Szövegtörzs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next-style-name="Szövegtörzs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next-style-name="Szövegtörzs" style:default-outline-level="10" style:list-style-name="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next-style-name="Szövegtörzs" style:default-outline-level="9" style:list-style-name="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next-style-name="Szövegtörzs" style:default-outline-level="8" style:list-style-name="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next-style-name="Szövegtörzs" style:default-outline-level="7" style:list-style-name="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next-style-name="Szövegtörzs" style:default-outline-level="6" style:list-style-name="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next-style-name="Szövegtörzs" style:default-outline-level="5" style:list-style-name="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Marginalia" style:family="paragraph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Alapértelmezett_20_bekezdésstílus" style:class="text">
      <style:paragraph-properties text:number-lines="false" text:line-number="0"/>
    </style:style>
    <style:style style:name="Salutation" style:family="paragraph" style:class="text">
      <style:paragraph-properties text:number-lines="false" text:line-number="0"/>
    </style:style>
    <style:style style:name="Text_20_body_20_indent" style:display-name="Text body indent" style:family="paragraph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class="text">
      <style:paragraph-properties fo:margin-left="0in" fo:margin-right="0in" fo:text-indent="0.1965in" style:auto-text-indent="false"/>
    </style:style>
    <style:style style:name="Heading_20_4" style:display-name="Heading 4" style:family="paragraph" style:next-style-name="Szövegtörzs" style:default-outline-level="4" style:list-style-name="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xt1" style:family="paragraph">
      <style:paragraph-properties fo:margin-top="0.0835in" fo:margin-bottom="0.0835in" style:contextual-spacing="false"/>
      <style:text-properties fo:font-style="italic" style:font-style-asian="italic" style:font-size-complex="12pt" style:font-style-complex="italic"/>
    </style:style>
    <style:style style:name="title3" style:family="paragraph">
      <style:paragraph-properties fo:margin-top="0in" fo:margin-bottom="0in" style:contextual-spacing="false" style:line-height-at-least="0.139in"/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quote_7e_LT_7e_Hintergrund" style:display-name="quot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quote_7e_LT_7e_Hintergrundobjekte" style:display-name="quot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quote_7e_LT_7e_Notizen" style:display-name="quot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quote_7e_LT_7e_Untertitel" style:display-name="quot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quote_7e_LT_7e_Titel" style:display-name="quote~LT~Titel" style:family="paragraph">
      <style:paragraph-properties fo:text-align="start" style:justify-single-word="false"/>
      <style:text-properties fo:color="#504999" loext:opacity="100%" style:text-outline="false" style:text-line-through-style="none" style:text-line-through-type="none" style:font-name="Arial Unicode MS" fo:font-family="'Arial Unicode M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quote_7e_LT_7e_Gliederung_20_9" style:display-name="quote~LT~Gliederung 9" style:family="paragraph" style:parent-style-name="quote_7e_LT_7e_Gliederung_20_8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7e_LT_7e_Gliederung_20_8" style:display-name="quote~LT~Gliederung 8" style:family="paragraph" style:parent-style-name="quote_7e_LT_7e_Gliederung_20_7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7e_LT_7e_Gliederung_20_7" style:display-name="quote~LT~Gliederung 7" style:family="paragraph" style:parent-style-name="quote_7e_LT_7e_Gliederung_20_6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quote_7e_LT_7e_Gliederung_20_6" style:display-name="quote~LT~Gliederung 6" style:family="paragraph" style:parent-style-name="quote_7e_LT_7e_Gliederung_20_5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quote_7e_LT_7e_Gliederung_20_5" style:display-name="quote~LT~Gliederung 5" style:family="paragraph" style:parent-style-name="quote_7e_LT_7e_Gliederung_20_4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quote_7e_LT_7e_Gliederung_20_4" style:display-name="quote~LT~Gliederung 4" style:family="paragraph" style:parent-style-name="quote_7e_LT_7e_Gliederung_20_3">
      <style:paragraph-properties fo:margin-top="0in" fo:margin-bottom="0.0583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quote_7e_LT_7e_Gliederung_20_3" style:display-name="quote~LT~Gliederung 3" style:family="paragraph" style:parent-style-name="quote_7e_LT_7e_Gliederung_20_2">
      <style:paragraph-properties fo:margin-top="0in" fo:margin-bottom="0.0874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quote_7e_LT_7e_Gliederung_20_2" style:display-name="quote~LT~Gliederung 2" style:family="paragraph" style:parent-style-name="quote_7e_LT_7e_Gliederung_20_1">
      <style:paragraph-properties fo:margin-top="0.0898in" fo:margin-bottom="0.1193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quote_7e_LT_7e_Gliederung_20_1" style:display-name="quote~LT~Gliederung 1" style:family="paragraph">
      <style:paragraph-properties fo:margin-top="0.4484in" fo:margin-bottom="0.1492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Liberation Mono1" style:font-family-complex="'Liberation Mono'" style:font-family-generic-complex="system" style:font-pitch-complex="variable" style:font-size-complex="12pt" style:text-emphasize="none"/>
    </style:style>
    <style:style style:name="Content_5f_Bullets_5f_Purple-sidebar-COOL_7e_LT_7e_Hintergrund" style:display-name="Content_Bullets_Purple-sidebar-COOL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Content_5f_Bullets_5f_Purple-sidebar-COOL_7e_LT_7e_Hintergrundobjekte" style:display-name="Content_Bullets_Purple-sidebar-COOL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Content_5f_Bullets_5f_Purple-sidebar-COOL_7e_LT_7e_Notizen" style:display-name="Content_Bullets_Purple-sidebar-COOL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Content_5f_Bullets_5f_Purple-sidebar-COOL_7e_LT_7e_Untertitel" style:display-name="Content_Bullets_Purple-sidebar-COOL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Content_5f_Bullets_5f_Purple-sidebar-COOL_7e_LT_7e_Titel" style:display-name="Content_Bullets_Purple-sidebar-COOL~LT~Titel" style:family="paragraph">
      <style:paragraph-properties fo:text-align="start" style:justify-single-word="false"/>
      <style:text-properties fo:color="#5c2983" loext:opacity="100%" style:text-outline="false" style:text-line-through-style="none" style:text-line-through-type="none" style:font-name="Arial Unicode MS" fo:font-family="'Arial Unicode M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Content_5f_Bullets_5f_Purple-sidebar-COOL_7e_LT_7e_Gliederung_20_9" style:display-name="Content_Bullets_Purple-sidebar-COOL~LT~Gliederung 9" style:family="paragraph" style:parent-style-name="Content_5f_Bullets_5f_Purple-sidebar-COOL_7e_LT_7e_Gliederung_20_8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Bullets_5f_Purple-sidebar-COOL_7e_LT_7e_Gliederung_20_8" style:display-name="Content_Bullets_Purple-sidebar-COOL~LT~Gliederung 8" style:family="paragraph" style:parent-style-name="Content_5f_Bullets_5f_Purple-sidebar-COOL_7e_LT_7e_Gliederung_20_7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Bullets_5f_Purple-sidebar-COOL_7e_LT_7e_Gliederung_20_7" style:display-name="Content_Bullets_Purple-sidebar-COOL~LT~Gliederung 7" style:family="paragraph" style:parent-style-name="Content_5f_Bullets_5f_Purple-sidebar-COOL_7e_LT_7e_Gliederung_20_6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Bullets_5f_Purple-sidebar-COOL_7e_LT_7e_Gliederung_20_6" style:display-name="Content_Bullets_Purple-sidebar-COOL~LT~Gliederung 6" style:family="paragraph" style:parent-style-name="Content_5f_Bullets_5f_Purple-sidebar-COOL_7e_LT_7e_Gliederung_20_5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Bullets_5f_Purple-sidebar-COOL_7e_LT_7e_Gliederung_20_5" style:display-name="Content_Bullets_Purple-sidebar-COOL~LT~Gliederung 5" style:family="paragraph" style:parent-style-name="Content_5f_Bullets_5f_Purple-sidebar-COOL_7e_LT_7e_Gliederung_20_4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Bullets_5f_Purple-sidebar-COOL_7e_LT_7e_Gliederung_20_4" style:display-name="Content_Bullets_Purple-sidebar-COOL~LT~Gliederung 4" style:family="paragraph" style:parent-style-name="Content_5f_Bullets_5f_Purple-sidebar-COOL_7e_LT_7e_Gliederung_20_3">
      <style:paragraph-properties fo:margin-top="0in" fo:margin-bottom="0.0583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Bullets_5f_Purple-sidebar-COOL_7e_LT_7e_Gliederung_20_3" style:display-name="Content_Bullets_Purple-sidebar-COOL~LT~Gliederung 3" style:family="paragraph" style:parent-style-name="Content_5f_Bullets_5f_Purple-sidebar-COOL_7e_LT_7e_Gliederung_20_2">
      <style:paragraph-properties fo:margin-top="0in" fo:margin-bottom="0.0874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Bullets_5f_Purple-sidebar-COOL_7e_LT_7e_Gliederung_20_2" style:display-name="Content_Bullets_Purple-sidebar-COOL~LT~Gliederung 2" style:family="paragraph" style:parent-style-name="Content_5f_Bullets_5f_Purple-sidebar-COOL_7e_LT_7e_Gliederung_20_1">
      <style:paragraph-properties fo:margin-top="0.0898in" fo:margin-bottom="0.1193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Bullets_5f_Purple-sidebar-COOL_7e_LT_7e_Gliederung_20_1" style:display-name="Content_Bullets_Purple-sidebar-COOL~LT~Gliederung 1" style:family="paragraph">
      <style:paragraph-properties fo:margin-top="0.4484in" fo:margin-bottom="0.1492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hanks_7e_LT_7e_Hintergrund" style:display-name="Thanks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Thanks_7e_LT_7e_Hintergrundobjekte" style:display-name="Thank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Thanks_7e_LT_7e_Notizen" style:display-name="Thanks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hanks_7e_LT_7e_Untertitel" style:display-name="Thanks~LT~Unter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hanks_7e_LT_7e_Titel" style:display-name="Thanks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hanks_7e_LT_7e_Gliederung_20_9" style:display-name="Thanks~LT~Gliederung 9" style:family="paragraph" style:parent-style-name="Thanks_7e_LT_7e_Gliederung_20_8">
      <style:paragraph-properties fo:margin-top="0.0398in" fo:margin-bottom="0in" style:contextual-spacing="false"/>
      <style:text-properties fo:color="#ffffff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_7e_LT_7e_Gliederung_20_8" style:display-name="Thanks~LT~Gliederung 8" style:family="paragraph" style:parent-style-name="Thanks_7e_LT_7e_Gliederung_20_7">
      <style:paragraph-properties fo:margin-top="0.0398in" fo:margin-bottom="0in" style:contextual-spacing="false"/>
      <style:text-properties fo:color="#ffffff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_7e_LT_7e_Gliederung_20_7" style:display-name="Thanks~LT~Gliederung 7" style:family="paragraph" style:parent-style-name="Thanks_7e_LT_7e_Gliederung_20_6">
      <style:paragraph-properties fo:margin-top="0.0398in" fo:margin-bottom="0in" style:contextual-spacing="false"/>
      <style:text-properties fo:color="#ffffff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_7e_LT_7e_Gliederung_20_6" style:display-name="Thanks~LT~Gliederung 6" style:family="paragraph" style:parent-style-name="Thanks_7e_LT_7e_Gliederung_20_5">
      <style:paragraph-properties fo:margin-top="0.0398in" fo:margin-bottom="0in" style:contextual-spacing="false"/>
      <style:text-properties fo:color="#ffffff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_7e_LT_7e_Gliederung_20_5" style:display-name="Thanks~LT~Gliederung 5" style:family="paragraph" style:parent-style-name="Thanks_7e_LT_7e_Gliederung_20_4">
      <style:paragraph-properties fo:margin-top="0.0398in" fo:margin-bottom="0in" style:contextual-spacing="false"/>
      <style:text-properties fo:color="#ffffff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_7e_LT_7e_Gliederung_20_4" style:display-name="Thanks~LT~Gliederung 4" style:family="paragraph" style:parent-style-name="Thanks_7e_LT_7e_Gliederung_20_3">
      <style:paragraph-properties fo:margin-top="0.0783in" fo:margin-bottom="0in" style:contextual-spacing="false"/>
      <style:text-properties fo:color="#ffffff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_7e_LT_7e_Gliederung_20_3" style:display-name="Thanks~LT~Gliederung 3" style:family="paragraph" style:parent-style-name="Thanks_7e_LT_7e_Gliederung_20_2">
      <style:paragraph-properties fo:margin-top="0.1181in" fo:margin-bottom="0in" style:contextual-spacing="false"/>
      <style:text-properties fo:color="#ffffff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hanks_7e_LT_7e_Gliederung_20_2" style:display-name="Thanks~LT~Gliederung 2" style:family="paragraph" style:parent-style-name="Thanks_7e_LT_7e_Gliederung_20_1">
      <style:paragraph-properties fo:margin-top="0.1575in" fo:margin-bottom="0in" style:contextual-spacing="false"/>
      <style:text-properties fo:color="#ffffff" loext:opacity="100%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hanks_7e_LT_7e_Gliederung_20_1" style:display-name="Thanks~LT~Gliederung 1" style:family="paragraph">
      <style:paragraph-properties fo:margin-top="0.1965in" fo:margin-bottom="0in" style:contextual-spacing="false"/>
      <style:text-properties fo:color="#ffffff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hanks-Sidebar_7e_LT_7e_Hintergrund" style:display-name="Thanks-Sidebar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Thanks-Sidebar_7e_LT_7e_Hintergrundobjekte" style:display-name="Thanks-Sideba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Thanks-Sidebar_7e_LT_7e_Notizen" style:display-name="Thanks-Sidebar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hanks-Sidebar_7e_LT_7e_Untertitel" style:display-name="Thanks-Sidebar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hanks-Sidebar_7e_LT_7e_Titel" style:display-name="Thanks-Sidebar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hanks-Sidebar_7e_LT_7e_Gliederung_20_9" style:display-name="Thanks-Sidebar~LT~Gliederung 9" style:family="paragraph" style:parent-style-name="Thanks-Sidebar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-Sidebar_7e_LT_7e_Gliederung_20_8" style:display-name="Thanks-Sidebar~LT~Gliederung 8" style:family="paragraph" style:parent-style-name="Thanks-Sidebar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-Sidebar_7e_LT_7e_Gliederung_20_7" style:display-name="Thanks-Sidebar~LT~Gliederung 7" style:family="paragraph" style:parent-style-name="Thanks-Sidebar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-Sidebar_7e_LT_7e_Gliederung_20_6" style:display-name="Thanks-Sidebar~LT~Gliederung 6" style:family="paragraph" style:parent-style-name="Thanks-Sidebar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-Sidebar_7e_LT_7e_Gliederung_20_5" style:display-name="Thanks-Sidebar~LT~Gliederung 5" style:family="paragraph" style:parent-style-name="Thanks-Sidebar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-Sidebar_7e_LT_7e_Gliederung_20_4" style:display-name="Thanks-Sidebar~LT~Gliederung 4" style:family="paragraph" style:parent-style-name="Thanks-Sidebar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-Sidebar_7e_LT_7e_Gliederung_20_3" style:display-name="Thanks-Sidebar~LT~Gliederung 3" style:family="paragraph" style:parent-style-name="Thanks-Sidebar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hanks-Sidebar_7e_LT_7e_Gliederung_20_2" style:display-name="Thanks-Sidebar~LT~Gliederung 2" style:family="paragraph" style:parent-style-name="Thanks-Sidebar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hanks-Sidebar_7e_LT_7e_Gliederung_20_1" style:display-name="Thanks-Sidebar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20_1_7e_LT_7e_Hintergrund" style:display-name="Default 1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_20_1_7e_LT_7e_Hintergrundobjekte" style:display-name="Default 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_20_1_7e_LT_7e_Notizen" style:display-name="Default 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20_1_7e_LT_7e_Titel" style:display-name="Default 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20_1_7e_LT_7e_Gliederung_20_9" style:display-name="Default 1~LT~Gliederung 9" style:family="paragraph" style:parent-style-name="Default_20_1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2" style:display-name="Default 1~LT~Gliederung 2" style:family="paragraph" style:parent-style-name="Default_20_1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1" style:display-name="Default 1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hanks-Without-Pic_7e_LT_7e_Hintergrund" style:display-name="Thanks-Without-Pic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Thanks-Without-Pic_7e_LT_7e_Hintergrundobjekte" style:display-name="Thanks-Without-Pic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Thanks-Without-Pic_7e_LT_7e_Notizen" style:display-name="Thanks-Without-Pic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hanks-Without-Pic_7e_LT_7e_Untertitel" style:display-name="Thanks-Without-Pic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hanks-Without-Pic_7e_LT_7e_Titel" style:display-name="Thanks-Without-Pic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hanks-Without-Pic_7e_LT_7e_Gliederung_20_9" style:display-name="Thanks-Without-Pic~LT~Gliederung 9" style:family="paragraph" style:parent-style-name="Thanks-Without-Pic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-Without-Pic_7e_LT_7e_Gliederung_20_8" style:display-name="Thanks-Without-Pic~LT~Gliederung 8" style:family="paragraph" style:parent-style-name="Thanks-Without-Pic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-Without-Pic_7e_LT_7e_Gliederung_20_7" style:display-name="Thanks-Without-Pic~LT~Gliederung 7" style:family="paragraph" style:parent-style-name="Thanks-Without-Pic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-Without-Pic_7e_LT_7e_Gliederung_20_6" style:display-name="Thanks-Without-Pic~LT~Gliederung 6" style:family="paragraph" style:parent-style-name="Thanks-Without-Pic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-Without-Pic_7e_LT_7e_Gliederung_20_5" style:display-name="Thanks-Without-Pic~LT~Gliederung 5" style:family="paragraph" style:parent-style-name="Thanks-Without-Pic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-Without-Pic_7e_LT_7e_Gliederung_20_4" style:display-name="Thanks-Without-Pic~LT~Gliederung 4" style:family="paragraph" style:parent-style-name="Thanks-Without-Pic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anks-Without-Pic_7e_LT_7e_Gliederung_20_3" style:display-name="Thanks-Without-Pic~LT~Gliederung 3" style:family="paragraph" style:parent-style-name="Thanks-Without-Pic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hanks-Without-Pic_7e_LT_7e_Gliederung_20_2" style:display-name="Thanks-Without-Pic~LT~Gliederung 2" style:family="paragraph" style:parent-style-name="Thanks-Without-Pic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hanks-Without-Pic_7e_LT_7e_Gliederung_20_1" style:display-name="Thanks-Without-Pic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Content_5f_MonoText_5f_COOL_7e_LT_7e_Hintergrund" style:display-name="Content_MonoText_COOL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Content_5f_MonoText_5f_COOL_7e_LT_7e_Hintergrundobjekte" style:display-name="Content_MonoText_COOL~LT~Hintergrundobjekte" style:family="paragraph">
      <style:text-properties fo:color="#5c3dc3" loext:opacity="100%" style:font-name="Liberation Sans" fo:font-family="'Liberation Sans'" style:font-family-generic="roman" style:font-pitch="variable" fo:font-size="15pt" style:letter-kerning="true" style:font-name-asian="DejaVu Sans" style:font-family-asian="'DejaVu Sans'" style:font-family-generic-asian="system" style:font-pitch-asian="variable" style:font-size-asian="15pt" style:font-name-complex="Liberation Mono1" style:font-family-complex="'Liberation Mono'" style:font-family-generic-complex="system" style:font-pitch-complex="variable" style:font-size-complex="12pt"/>
    </style:style>
    <style:style style:name="Content_5f_MonoText_5f_COOL_7e_LT_7e_Notizen" style:display-name="Content_MonoText_COOL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Content_5f_MonoText_5f_COOL_7e_LT_7e_Untertitel" style:display-name="Content_MonoText_COOL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Content_5f_MonoText_5f_COOL_7e_LT_7e_Titel" style:display-name="Content_MonoText_COOL~LT~Titel" style:family="paragraph">
      <style:paragraph-properties fo:text-align="start" style:justify-single-word="false"/>
      <style:text-properties fo:color="#504999" loext:opacity="100%" style:text-outline="false" style:text-line-through-style="none" style:text-line-through-type="none" style:font-name="Arial Unicode MS" fo:font-family="'Arial Unicode M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Content_5f_MonoText_5f_COOL_7e_LT_7e_Gliederung_20_9" style:display-name="Content_MonoText_COOL~LT~Gliederung 9" style:family="paragraph" style:parent-style-name="Content_5f_MonoText_5f_COOL_7e_LT_7e_Gliederung_20_8">
      <style:paragraph-properties fo:margin-top="0in" fo:margin-bottom="0.0291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MonoText_5f_COOL_7e_LT_7e_Gliederung_20_8" style:display-name="Content_MonoText_COOL~LT~Gliederung 8" style:family="paragraph" style:parent-style-name="Content_5f_MonoText_5f_COOL_7e_LT_7e_Gliederung_20_7">
      <style:paragraph-properties fo:margin-top="0in" fo:margin-bottom="0.0291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MonoText_5f_COOL_7e_LT_7e_Gliederung_20_7" style:display-name="Content_MonoText_COOL~LT~Gliederung 7" style:family="paragraph" style:parent-style-name="Content_5f_MonoText_5f_COOL_7e_LT_7e_Gliederung_20_6">
      <style:paragraph-properties fo:margin-top="0in" fo:margin-bottom="0.0291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MonoText_5f_COOL_7e_LT_7e_Gliederung_20_6" style:display-name="Content_MonoText_COOL~LT~Gliederung 6" style:family="paragraph" style:parent-style-name="Content_5f_MonoText_5f_COOL_7e_LT_7e_Gliederung_20_5">
      <style:paragraph-properties fo:margin-top="0.0902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MonoText_5f_COOL_7e_LT_7e_Gliederung_20_5" style:display-name="Content_MonoText_COOL~LT~Gliederung 5" style:family="paragraph" style:parent-style-name="Content_5f_MonoText_5f_COOL_7e_LT_7e_Gliederung_20_4">
      <style:paragraph-properties fo:margin-top="0.0591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MonoText_5f_COOL_7e_LT_7e_Gliederung_20_4" style:display-name="Content_MonoText_COOL~LT~Gliederung 4" style:family="paragraph" style:parent-style-name="Content_5f_MonoText_5f_COOL_7e_LT_7e_Gliederung_20_3">
      <style:paragraph-properties fo:margin-top="0.0591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MonoText_5f_COOL_7e_LT_7e_Gliederung_20_3" style:display-name="Content_MonoText_COOL~LT~Gliederung 3" style:family="paragraph" style:parent-style-name="Content_5f_MonoText_5f_COOL_7e_LT_7e_Gliederung_20_2">
      <style:paragraph-properties fo:margin-top="0.0591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MonoText_5f_COOL_7e_LT_7e_Gliederung_20_2" style:display-name="Content_MonoText_COOL~LT~Gliederung 2" style:family="paragraph" style:parent-style-name="Content_5f_MonoText_5f_COOL_7e_LT_7e_Gliederung_20_1">
      <style:paragraph-properties fo:margin-top="0.0591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MonoText_5f_COOL_7e_LT_7e_Gliederung_20_1" style:display-name="Content_MonoText_COOL~LT~Gliederung 1" style:family="paragraph">
      <style:paragraph-properties fo:margin-top="0.3154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Liberation Mono1" style:font-family-complex="'Liberation Mono'" style:font-family-generic-complex="system" style:font-pitch-complex="variable" style:font-size-complex="12pt" style:text-emphasize="none"/>
    </style:style>
    <style:style style:name="Content_5f_Bullets_5f_Purple-sidebar_7e_LT_7e_Hintergrund" style:display-name="Content_Bullets_Purple-sidebar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Content_5f_Bullets_5f_Purple-sidebar_7e_LT_7e_Hintergrundobjekte" style:display-name="Content_Bullets_Purple-sideba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Content_5f_Bullets_5f_Purple-sidebar_7e_LT_7e_Notizen" style:display-name="Content_Bullets_Purple-sidebar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Content_5f_Bullets_5f_Purple-sidebar_7e_LT_7e_Untertitel" style:display-name="Content_Bullets_Purple-sidebar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Content_5f_Bullets_5f_Purple-sidebar_7e_LT_7e_Titel" style:display-name="Content_Bullets_Purple-sidebar~LT~Titel" style:family="paragraph">
      <style:paragraph-properties fo:text-align="start" style:justify-single-word="false"/>
      <style:text-properties fo:color="#5c2983" loext:opacity="100%" style:text-outline="false" style:text-line-through-style="none" style:text-line-through-type="none" style:font-name="Arial Unicode MS" fo:font-family="'Arial Unicode M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Content_5f_Bullets_5f_Purple-sidebar_7e_LT_7e_Gliederung_20_9" style:display-name="Content_Bullets_Purple-sidebar~LT~Gliederung 9" style:family="paragraph" style:parent-style-name="Content_5f_Bullets_5f_Purple-sidebar_7e_LT_7e_Gliederung_20_8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Bullets_5f_Purple-sidebar_7e_LT_7e_Gliederung_20_8" style:display-name="Content_Bullets_Purple-sidebar~LT~Gliederung 8" style:family="paragraph" style:parent-style-name="Content_5f_Bullets_5f_Purple-sidebar_7e_LT_7e_Gliederung_20_7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Bullets_5f_Purple-sidebar_7e_LT_7e_Gliederung_20_7" style:display-name="Content_Bullets_Purple-sidebar~LT~Gliederung 7" style:family="paragraph" style:parent-style-name="Content_5f_Bullets_5f_Purple-sidebar_7e_LT_7e_Gliederung_20_6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Bullets_5f_Purple-sidebar_7e_LT_7e_Gliederung_20_6" style:display-name="Content_Bullets_Purple-sidebar~LT~Gliederung 6" style:family="paragraph" style:parent-style-name="Content_5f_Bullets_5f_Purple-sidebar_7e_LT_7e_Gliederung_20_5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Bullets_5f_Purple-sidebar_7e_LT_7e_Gliederung_20_5" style:display-name="Content_Bullets_Purple-sidebar~LT~Gliederung 5" style:family="paragraph" style:parent-style-name="Content_5f_Bullets_5f_Purple-sidebar_7e_LT_7e_Gliederung_20_4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Bullets_5f_Purple-sidebar_7e_LT_7e_Gliederung_20_4" style:display-name="Content_Bullets_Purple-sidebar~LT~Gliederung 4" style:family="paragraph" style:parent-style-name="Content_5f_Bullets_5f_Purple-sidebar_7e_LT_7e_Gliederung_20_3">
      <style:paragraph-properties fo:margin-top="0in" fo:margin-bottom="0.0583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Bullets_5f_Purple-sidebar_7e_LT_7e_Gliederung_20_3" style:display-name="Content_Bullets_Purple-sidebar~LT~Gliederung 3" style:family="paragraph" style:parent-style-name="Content_5f_Bullets_5f_Purple-sidebar_7e_LT_7e_Gliederung_20_2">
      <style:paragraph-properties fo:margin-top="0in" fo:margin-bottom="0.0874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Bullets_5f_Purple-sidebar_7e_LT_7e_Gliederung_20_2" style:display-name="Content_Bullets_Purple-sidebar~LT~Gliederung 2" style:family="paragraph" style:parent-style-name="Content_5f_Bullets_5f_Purple-sidebar_7e_LT_7e_Gliederung_20_1">
      <style:paragraph-properties fo:margin-top="0.0898in" fo:margin-bottom="0.1193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5f_Bullets_5f_Purple-sidebar_7e_LT_7e_Gliederung_20_1" style:display-name="Content_Bullets_Purple-sidebar~LT~Gliederung 1" style:family="paragraph">
      <style:paragraph-properties fo:margin-top="0.4484in" fo:margin-bottom="0.1492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Liberation Mono1" style:font-family-complex="'Liberation Mono'" style:font-family-generic-complex="system" style:font-pitch-complex="variable" style:font-size-complex="12pt" style:text-emphasize="none"/>
    </style:style>
    <style:style style:name="Collabora_5f_Final_5f_Slide_7e_LT_7e_Hintergrund" style:display-name="Collabora_Final_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Collabora_5f_Final_5f_Slide_7e_LT_7e_Hintergrundobjekte" style:display-name="Collabora_Final_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Collabora_5f_Final_5f_Slide_7e_LT_7e_Notizen" style:display-name="Collabora_Final_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Collabora_5f_Final_5f_Slide_7e_LT_7e_Untertitel" style:display-name="Collabora_Final_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Collabora_5f_Final_5f_Slide_7e_LT_7e_Titel" style:display-name="Collabora_Final_Slide~LT~Titel" style:family="paragraph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5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6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Collabora_5f_Final_5f_Slide_7e_LT_7e_Gliederung_20_9" style:display-name="Collabora_Final_Slide~LT~Gliederung 9" style:family="paragraph" style:parent-style-name="Collabora_5f_Final_5f_Slide_7e_LT_7e_Gliederung_20_8">
      <style:paragraph-properties fo:margin-top="0in" fo:margin-bottom="0.0291in" style:contextual-spacing="false" fo:line-height="125%"/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llabora_5f_Final_5f_Slide_7e_LT_7e_Gliederung_20_8" style:display-name="Collabora_Final_Slide~LT~Gliederung 8" style:family="paragraph" style:parent-style-name="Collabora_5f_Final_5f_Slide_7e_LT_7e_Gliederung_20_7">
      <style:paragraph-properties fo:margin-top="0in" fo:margin-bottom="0.0291in" style:contextual-spacing="false" fo:line-height="125%"/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llabora_5f_Final_5f_Slide_7e_LT_7e_Gliederung_20_7" style:display-name="Collabora_Final_Slide~LT~Gliederung 7" style:family="paragraph" style:parent-style-name="Collabora_5f_Final_5f_Slide_7e_LT_7e_Gliederung_20_6">
      <style:paragraph-properties fo:margin-top="0in" fo:margin-bottom="0.0291in" style:contextual-spacing="false" fo:line-height="125%"/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llabora_5f_Final_5f_Slide_7e_LT_7e_Gliederung_20_6" style:display-name="Collabora_Final_Slide~LT~Gliederung 6" style:family="paragraph" style:parent-style-name="Collabora_5f_Final_5f_Slide_7e_LT_7e_Gliederung_20_5">
      <style:paragraph-properties fo:margin-top="0in" fo:margin-bottom="0.0291in" style:contextual-spacing="false" fo:line-height="125%"/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llabora_5f_Final_5f_Slide_7e_LT_7e_Gliederung_20_5" style:display-name="Collabora_Final_Slide~LT~Gliederung 5" style:family="paragraph" style:parent-style-name="Collabora_5f_Final_5f_Slide_7e_LT_7e_Gliederung_20_4">
      <style:paragraph-properties fo:margin-top="0in" fo:margin-bottom="0.0291in" style:contextual-spacing="false" fo:line-height="125%"/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llabora_5f_Final_5f_Slide_7e_LT_7e_Gliederung_20_4" style:display-name="Collabora_Final_Slide~LT~Gliederung 4" style:family="paragraph" style:parent-style-name="Collabora_5f_Final_5f_Slide_7e_LT_7e_Gliederung_20_3">
      <style:paragraph-properties fo:margin-top="0in" fo:margin-bottom="0.0583in" style:contextual-spacing="false" fo:line-height="125%"/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llabora_5f_Final_5f_Slide_7e_LT_7e_Gliederung_20_3" style:display-name="Collabora_Final_Slide~LT~Gliederung 3" style:family="paragraph" style:parent-style-name="Collabora_5f_Final_5f_Slide_7e_LT_7e_Gliederung_20_2">
      <style:paragraph-properties fo:margin-top="0in" fo:margin-bottom="0.0874in" style:contextual-spacing="false" fo:line-height="125%"/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llabora_5f_Final_5f_Slide_7e_LT_7e_Gliederung_20_2" style:display-name="Collabora_Final_Slide~LT~Gliederung 2" style:family="paragraph" style:parent-style-name="Collabora_5f_Final_5f_Slide_7e_LT_7e_Gliederung_20_1">
      <style:paragraph-properties fo:margin-top="0in" fo:margin-bottom="0.1181in" style:contextual-spacing="false" fo:line-height="125%"/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llabora_5f_Final_5f_Slide_7e_LT_7e_Gliederung_20_1" style:display-name="Collabora_Final_Slide~LT~Gliederung 1" style:family="paragraph">
      <style:paragraph-properties fo:margin-top="0in" fo:margin-bottom="0.1465in" style:contextual-spacing="false" fo:line-height="125%"/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opic_5f_Separator_5f_1_7e_LT_7e_Hintergrund" style:display-name="Topic_Separator_1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Topic_5f_Separator_5f_1_7e_LT_7e_Hintergrundobjekte" style:display-name="Topic_Separator_1~LT~Hintergrundobjekte" style:family="paragraph">
      <style:text-properties fo:color="#ffffff" loext:opacity="100%" style:font-name="Karla" fo:font-family="Karla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Topic_5f_Separator_5f_1_7e_LT_7e_Notizen" style:display-name="Topic_Separator_1~LT~Notizen" style:family="paragraph">
      <style:paragraph-properties fo:margin-left="0.2362in" fo:margin-right="0in" fo:text-indent="0in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opic_5f_Separator_5f_1_7e_LT_7e_Untertitel" style:display-name="Topic_Separator_1~LT~Unter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opic_5f_Separator_5f_1_7e_LT_7e_Titel" style:display-name="Topic_Separator_1~LT~Titel" style:family="paragraph">
      <style:paragraph-properties fo:line-height="125%" fo:text-align="center" style:justify-single-word="false"/>
      <style:text-properties fo:color="#ffffff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7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72pt" style:font-style-asian="normal" style:font-weight-asian="bold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opic_5f_Separator_5f_1_7e_LT_7e_Gliederung_20_9" style:display-name="Topic_Separator_1~LT~Gliederung 9" style:family="paragraph" style:parent-style-name="Topic_5f_Separator_5f_1_7e_LT_7e_Gliederung_20_8">
      <style:paragraph-properties fo:margin-top="0in" fo:margin-bottom="0.028in" style:contextual-spacing="false" style:line-height-at-least="0.139in" fo:text-align="start" style:justify-single-word="false"/>
      <style:text-properties fo:color="#ffffff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5f_Separator_5f_1_7e_LT_7e_Gliederung_20_8" style:display-name="Topic_Separator_1~LT~Gliederung 8" style:family="paragraph" style:parent-style-name="Topic_5f_Separator_5f_1_7e_LT_7e_Gliederung_20_7">
      <style:paragraph-properties fo:margin-top="0in" fo:margin-bottom="0.028in" style:contextual-spacing="false" style:line-height-at-least="0.139in" fo:text-align="start" style:justify-single-word="false"/>
      <style:text-properties fo:color="#ffffff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5f_Separator_5f_1_7e_LT_7e_Gliederung_20_7" style:display-name="Topic_Separator_1~LT~Gliederung 7" style:family="paragraph" style:parent-style-name="Topic_5f_Separator_5f_1_7e_LT_7e_Gliederung_20_6">
      <style:paragraph-properties fo:margin-top="0in" fo:margin-bottom="0.028in" style:contextual-spacing="false" style:line-height-at-least="0.139in" fo:text-align="start" style:justify-single-word="false"/>
      <style:text-properties fo:color="#ffffff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5f_Separator_5f_1_7e_LT_7e_Gliederung_20_6" style:display-name="Topic_Separator_1~LT~Gliederung 6" style:family="paragraph" style:parent-style-name="Topic_5f_Separator_5f_1_7e_LT_7e_Gliederung_20_5">
      <style:paragraph-properties fo:margin-top="0in" fo:margin-bottom="0.028in" style:contextual-spacing="false" style:line-height-at-least="0.139in" fo:text-align="start" style:justify-single-word="false"/>
      <style:text-properties fo:color="#ffffff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5f_Separator_5f_1_7e_LT_7e_Gliederung_20_5" style:display-name="Topic_Separator_1~LT~Gliederung 5" style:family="paragraph" style:parent-style-name="Topic_5f_Separator_5f_1_7e_LT_7e_Gliederung_20_4">
      <style:paragraph-properties fo:margin-top="0in" fo:margin-bottom="0.028in" style:contextual-spacing="false" style:line-height-at-least="0.139in" fo:text-align="start" style:justify-single-word="false"/>
      <style:text-properties fo:color="#ffffff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5f_Separator_5f_1_7e_LT_7e_Gliederung_20_4" style:display-name="Topic_Separator_1~LT~Gliederung 4" style:family="paragraph" style:parent-style-name="Topic_5f_Separator_5f_1_7e_LT_7e_Gliederung_20_3">
      <style:paragraph-properties fo:margin-top="0in" fo:margin-bottom="0.0575in" style:contextual-spacing="false" style:line-height-at-least="0.139in" fo:text-align="start" style:justify-single-word="false"/>
      <style:text-properties fo:color="#ffffff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5f_Separator_5f_1_7e_LT_7e_Gliederung_20_3" style:display-name="Topic_Separator_1~LT~Gliederung 3" style:family="paragraph" style:parent-style-name="Topic_5f_Separator_5f_1_7e_LT_7e_Gliederung_20_2">
      <style:paragraph-properties fo:margin-top="0in" fo:margin-bottom="0.0866in" style:contextual-spacing="false" style:line-height-at-least="0.139in" fo:text-align="start" style:justify-single-word="false"/>
      <style:text-properties fo:color="#ffffff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opic_5f_Separator_5f_1_7e_LT_7e_Gliederung_20_2" style:display-name="Topic_Separator_1~LT~Gliederung 2" style:family="paragraph" style:parent-style-name="Topic_5f_Separator_5f_1_7e_LT_7e_Gliederung_20_1">
      <style:paragraph-properties fo:margin-top="0in" fo:margin-bottom="0.1161in" style:contextual-spacing="false" style:line-height-at-least="0.139in" fo:text-align="start" style:justify-single-word="false"/>
      <style:text-properties fo:color="#ffffff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opic_5f_Separator_5f_1_7e_LT_7e_Gliederung_20_1" style:display-name="Topic_Separator_1~LT~Gliederung 1" style:family="paragraph">
      <style:paragraph-properties fo:margin-top="0in" fo:margin-bottom="0.1457in" style:contextual-spacing="false" style:line-height-at-least="0.139in" fo:text-align="start" style:justify-single-word="false"/>
      <style:text-properties fo:color="#ffffff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Quote" style:family="paragraph" style:parent-style-name="Default_5f_3">
      <style:paragraph-properties fo:margin-top="0in" fo:margin-bottom="0in" style:contextual-spacing="false" fo:line-height="115%" style:writing-mode="lr-tb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3" style:display-name="Default_3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efault_5f_1_5f_1" style:display-name="Default_1_1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GreenBorder" style:family="paragraph" style:parent-style-name="Object_20_with_20_no_20_fill_20_and_20_no_20_line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_5f_1" style:display-name="Object with no fill and no line_1" style:family="paragraph" style:parent-style-name="Default_5f_2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2" style:display-name="Default_2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ide_20_note_20_white" style:display-name="Side note white" style:family="paragraph" style:parent-style-name="Default_20_Drawing_20_Style">
      <style:paragraph-properties fo:margin-top="0in" fo:margin-bottom="0in" style:contextual-spacing="false" style:line-height-at-least="0.139in"/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llabora_20_P._20_Right" style:display-name="Collabora P. Right" style:family="paragraph" style:parent-style-name="Collabora_20_P.">
      <style:paragraph-properties fo:margin-top="0in" fo:margin-bottom="0in" style:contextual-spacing="false" style:line-height-at-least="0.139in" fo:text-align="end" style:justify-single-word="false"/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llabora_20_P." style:display-name="Collabora P." style:family="paragraph" style:parent-style-name="Default_20_Drawing_20_Style">
      <style:paragraph-properties fo:margin-top="0in" fo:margin-bottom="0in" style:contextual-spacing="false" style:line-height-at-least="0.139in"/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divider_20_white_20_inverted" style:display-name="Text divider white inverted" style:family="paragraph" style:parent-style-name="Text_20_divider_20_white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maller" style:display-name="Title smaller" style:family="paragraph" style:parent-style-name="Title_5f_1">
      <style:paragraph-properties fo:margin-top="0in" fo:margin-bottom="0in" style:contextual-spacing="false" style:line-height-at-least="0.139in"/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divider_20_white" style:display-name="Text divider white" style:family="paragraph" style:parent-style-name="Text_20_divider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divider" style:display-name="Text divider" style:family="paragraph" style:parent-style-name="Object_20_without_20_fill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ddress_5f_1" style:display-name="Address_1" style:family="paragraph" style:parent-style-name="Default_20_Drawing_20_Style">
      <style:paragraph-properties fo:margin-top="0in" fo:margin-bottom="0in" style:contextual-spacing="false" fo:line-height="125%"/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Job_5f_1" style:display-name="Job_1" style:family="paragraph" style:parent-style-name="Default_20_Drawing_20_Style">
      <style:paragraph-properties fo:margin-top="0in" fo:margin-bottom="0in" style:contextual-spacing="false" style:line-height-at-least="0.139in"/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uthor_5f_1" style:display-name="Author_1" style:family="paragraph" style:parent-style-name="Default_20_Drawing_20_Style">
      <style:paragraph-properties fo:margin-top="0in" fo:margin-bottom="0in" style:contextual-spacing="false" fo:line-height="125%"/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5f_1" style:display-name="Title_1" style:family="paragraph" style:parent-style-name="Default_20_Drawing_20_Style">
      <style:paragraph-properties fo:margin-top="0in" fo:margin-bottom="0in" style:contextual-spacing="false" style:line-height-at-least="0.139in"/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ddress" style:family="paragraph" style:parent-style-name="Default_20_Drawing_20_Style">
      <style:paragraph-properties fo:margin-top="0in" fo:margin-bottom="0in" style:contextual-spacing="false" fo:line-height="125%"/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Job" style:family="paragraph" style:parent-style-name="Default_20_Drawing_20_Style">
      <style:paragraph-properties fo:margin-top="0in" fo:margin-bottom="0in" style:contextual-spacing="false" style:line-height-at-least="0.139in" fo:text-align="end" style:justify-single-word="false"/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uthor" style:family="paragraph" style:parent-style-name="Default_20_Drawing_20_Style">
      <style:paragraph-properties fo:margin-top="0in" fo:margin-bottom="0in" style:contextual-spacing="false" fo:line-height="125%" fo:text-align="center" style:justify-single-word="false"/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" style:display-name="Default_1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bjektum_20_kitöltés_20_és_20_vonal_20_nélkül" style:display-name="Objektum kitöltés és vonal nélkü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>
      <style:paragraph-properties fo:margin-left="0in" fo:margin-right="0.0783in" fo:margin-top="0.0398in" fo:margin-bottom="0.0398in" style:contextual-spacing="false" fo:line-height="125%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>
      <style:paragraph-properties fo:margin-top="0in" fo:margin-bottom="0in" style:contextual-spacing="false" style:line-height-at-least="0.139in" fo:text-align="start" style:justify-single-word="false"/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>
      <style:paragraph-properties fo:margin-top="0in" fo:margin-bottom="0in" style:contextual-spacing="false" style:line-height-at-least="0.139in"/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>
      <style:paragraph-properties fo:margin-left="0in" fo:margin-right="0in" fo:margin-top="0in" fo:margin-bottom="0in" style:contextual-spacing="false" style:line-height-at-least="0.139in" fo:text-indent="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>
      <style:paragraph-properties fo:margin-top="0in" fo:margin-bottom="0in" style:contextual-spacing="false" style:line-height-at-least="0.139in" fo:text-align="start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in" fo:margin-bottom="0.0291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in" fo:margin-bottom="0.0583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in" fo:margin-bottom="0.0874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2" style:display-name="Outline 2" style:family="paragraph" style:parent-style-name="Outline_20_1">
      <style:paragraph-properties fo:margin-top="0.0898in" fo:margin-bottom="0.1193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1" style:display-name="Outline 1" style:family="paragraph">
      <style:paragraph-properties fo:margin-top="0.4484in" fo:margin-bottom="0.1492in" style:contextual-spacing="false" fo:line-height="125%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Liberation Mono1" style:font-family-complex="'Liberation Mono'" style:font-family-generic-complex="system" style:font-pitch-complex="variable" style:font-size-complex="12pt" style:text-emphasize="none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One_5f_Text_5f_Special_7e_LT_7e_Hintergrund" style:display-name="One_Text_Special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One_5f_Text_5f_Special_7e_LT_7e_Hintergrundobjekte" style:display-name="One_Text_Special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One_5f_Text_5f_Special_7e_LT_7e_Notizen" style:display-name="One_Text_Special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ne_5f_Text_5f_Special_7e_LT_7e_Untertitel" style:display-name="One_Text_Special~LT~Unter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ne_5f_Text_5f_Special_7e_LT_7e_Titel" style:display-name="One_Text_Special~LT~Titel" style:family="paragraph">
      <style:paragraph-properties fo:line-height="125%" fo:text-align="center" style:justify-single-word="false"/>
      <style:text-properties fo:color="#ffffff" loext:opacity="100%" style:text-outline="false" style:text-line-through-style="none" style:text-line-through-type="none" style:font-name="FreeSans" fo:font-family="FreeSans" style:font-family-generic="roman" style:font-pitch="variable" fo:font-size="4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5pt" style:font-style-asian="normal" style:font-weight-asian="bold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ne_5f_Text_5f_Special_7e_LT_7e_Gliederung_20_9" style:display-name="One_Text_Special~LT~Gliederung 9" style:family="paragraph" style:parent-style-name="One_5f_Text_5f_Special_7e_LT_7e_Gliederung_20_8">
      <style:paragraph-properties fo:margin-top="0in" fo:margin-bottom="0.0291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5f_Text_5f_Special_7e_LT_7e_Gliederung_20_8" style:display-name="One_Text_Special~LT~Gliederung 8" style:family="paragraph" style:parent-style-name="One_5f_Text_5f_Special_7e_LT_7e_Gliederung_20_7">
      <style:paragraph-properties fo:margin-top="0in" fo:margin-bottom="0.0291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5f_Text_5f_Special_7e_LT_7e_Gliederung_20_7" style:display-name="One_Text_Special~LT~Gliederung 7" style:family="paragraph" style:parent-style-name="One_5f_Text_5f_Special_7e_LT_7e_Gliederung_20_6">
      <style:paragraph-properties fo:margin-top="0in" fo:margin-bottom="0.0291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5f_Text_5f_Special_7e_LT_7e_Gliederung_20_6" style:display-name="One_Text_Special~LT~Gliederung 6" style:family="paragraph" style:parent-style-name="One_5f_Text_5f_Special_7e_LT_7e_Gliederung_20_5">
      <style:paragraph-properties fo:margin-top="0in" fo:margin-bottom="0.0291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5f_Text_5f_Special_7e_LT_7e_Gliederung_20_5" style:display-name="One_Text_Special~LT~Gliederung 5" style:family="paragraph" style:parent-style-name="One_5f_Text_5f_Special_7e_LT_7e_Gliederung_20_4">
      <style:paragraph-properties fo:margin-top="0in" fo:margin-bottom="0.0291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5f_Text_5f_Special_7e_LT_7e_Gliederung_20_4" style:display-name="One_Text_Special~LT~Gliederung 4" style:family="paragraph" style:parent-style-name="One_5f_Text_5f_Special_7e_LT_7e_Gliederung_20_3">
      <style:paragraph-properties fo:margin-top="0in" fo:margin-bottom="0.0583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5f_Text_5f_Special_7e_LT_7e_Gliederung_20_3" style:display-name="One_Text_Special~LT~Gliederung 3" style:family="paragraph" style:parent-style-name="One_5f_Text_5f_Special_7e_LT_7e_Gliederung_20_2">
      <style:paragraph-properties fo:margin-top="0in" fo:margin-bottom="0.0874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ne_5f_Text_5f_Special_7e_LT_7e_Gliederung_20_2" style:display-name="One_Text_Special~LT~Gliederung 2" style:family="paragraph" style:parent-style-name="One_5f_Text_5f_Special_7e_LT_7e_Gliederung_20_1">
      <style:paragraph-properties fo:margin-top="0in" fo:margin-bottom="0.1181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ne_5f_Text_5f_Special_7e_LT_7e_Gliederung_20_1" style:display-name="One_Text_Special~LT~Gliederung 1" style:family="paragraph">
      <style:paragraph-properties fo:margin-top="0in" fo:margin-bottom="0.1472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Text_20_A0" style:display-name="Text A0" style:family="paragraph" style:parent-style-name="A4">
      <style:text-properties style:font-name="Noto Sans2" fo:font-family="'Noto Sans'" style:font-style-name="Regular" style:font-family-generic="swiss" style:font-pitch="variable" fo:font-size="18pt" style:font-size-asian="18pt"/>
    </style:style>
    <style:style style:name="Heading_20_A0" style:display-name="Heading A0" style:family="paragraph" style:parent-style-name="A4">
      <style:text-properties style:font-name="Noto Sans2" fo:font-family="'Noto Sans'" style:font-style-name="Regular" style:font-family-generic="swiss" style:font-pitch="variable" fo:font-size="72pt" style:font-size-asian="72pt"/>
    </style:style>
    <style:style style:name="Title_20_A0" style:display-name="Title A0" style:family="paragraph" style:parent-style-name="A4">
      <style:text-properties style:font-name="Noto Sans2" fo:font-family="'Noto Sans'" style:font-style-name="Regular" style:font-family-generic="swiss" style:font-pitch="variable" fo:font-size="96pt" style:font-size-asian="96pt"/>
    </style:style>
    <style:style style:name="A0" style:family="paragraph" style:parent-style-name="Text">
      <style:text-properties style:font-name="Noto Sans2" fo:font-family="'Noto Sans'" style:font-style-name="Regular" style:font-family-generic="swiss" style:font-pitch="variable" fo:font-size="47.5pt" style:font-size-asian="47.5pt"/>
    </style:style>
    <style:style style:name="Text_20_A4" style:display-name="Text A4" style:family="paragraph" style:parent-style-name="A4">
      <style:text-properties style:font-name="Noto Sans2" fo:font-family="'Noto Sans'" style:font-style-name="Regular" style:font-family-generic="swiss" style:font-pitch="variable" fo:font-size="18pt" style:font-size-asian="18pt"/>
    </style:style>
    <style:style style:name="Heading_20_A4" style:display-name="Heading A4" style:family="paragraph" style:parent-style-name="A4">
      <style:text-properties style:font-name="Noto Sans2" fo:font-family="'Noto Sans'" style:font-style-name="Regular" style:font-family-generic="swiss" style:font-pitch="variable" fo:font-size="24pt" style:font-size-asian="24pt"/>
    </style:style>
    <style:style style:name="Title_20_A4" style:display-name="Title A4" style:family="paragraph" style:parent-style-name="A4">
      <style:text-properties style:font-name="Noto Sans2" fo:font-family="'Noto Sans'" style:font-style-name="Regular" style:font-family-generic="swiss" style:font-pitch="variable" fo:font-size="44pt" style:font-size-asian="44pt"/>
    </style:style>
    <style:style style:name="Text" style:family="paragraph" style:class="extra"/>
    <style:style style:name="A4" style:family="paragraph" style:parent-style-name="Text">
      <style:text-properties style:font-name="Noto Sans2" fo:font-family="'Noto Sans'" style:font-style-name="Regular" style:font-family-generic="swiss" style:font-pitch="variable" fo:font-size="18pt" style:font-size-asian="18pt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Heading_20_3" style:display-name="Heading 3" style:family="paragraph" style:next-style-name="Szövegtörzs" style:default-outline-level="3" style:list-style-name="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mment" style:family="paragraph" style:parent-style-name="Alapértelmezett_20_bekezdésstílus" style:class="extra"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1" fo:font-family="OpenSymbol" style:font-pitch="variable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52" style:display-name="ListLabel 152" style:family="text"/>
    <style:style style:name="ListLabel_20_151" style:display-name="ListLabel 151" style:family="text"/>
    <style:style style:name="ListLabel_20_150" style:display-name="ListLabel 150" style:family="text"/>
    <style:style style:name="ListLabel_20_149" style:display-name="ListLabel 149" style:family="text"/>
    <style:style style:name="ListLabel_20_148" style:display-name="ListLabel 148" style:family="text"/>
    <style:style style:name="ListLabel_20_147" style:display-name="ListLabel 147" style:family="text"/>
    <style:style style:name="ListLabel_20_146" style:display-name="ListLabel 146" style:family="text"/>
    <style:style style:name="ListLabel_20_145" style:display-name="ListLabel 145" style:family="text"/>
    <style:style style:name="ListLabel_20_144" style:display-name="ListLabel 144" style:family="text"/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/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/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/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/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/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/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/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/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/>
    <style:style style:name="ListLabel_20_109" style:display-name="ListLabel 109" style:family="text"/>
    <style:style style:name="ListLabel_20_108" style:display-name="ListLabel 108" style:family="text"/>
    <style:style style:name="ListLabel_20_107" style:display-name="ListLabel 107" style:family="text"/>
    <style:style style:name="ListLabel_20_106" style:display-name="ListLabel 106" style:family="text"/>
    <style:style style:name="ListLabel_20_105" style:display-name="ListLabel 105" style:family="text"/>
    <style:style style:name="ListLabel_20_104" style:display-name="ListLabel 104" style:family="text"/>
    <style:style style:name="ListLabel_20_103" style:display-name="ListLabel 103" style:family="text"/>
    <style:style style:name="ListLabel_20_102" style:display-name="ListLabel 102" style:family="text"/>
    <style:style style:name="ListLabel_20_101" style:display-name="ListLabel 101" style:family="text"/>
    <style:style style:name="ListLabel_20_100" style:display-name="ListLabel 100" style:family="text"/>
    <style:style style:name="ListLabel_20_99" style:display-name="ListLabel 99" style:family="text"/>
    <style:style style:name="ListLabel_20_98" style:display-name="ListLabel 98" style:family="text"/>
    <style:style style:name="ListLabel_20_97" style:display-name="ListLabel 97" style:family="text"/>
    <style:style style:name="ListLabel_20_96" style:display-name="ListLabel 96" style:family="text"/>
    <style:style style:name="ListLabel_20_95" style:display-name="ListLabel 95" style:family="text"/>
    <style:style style:name="ListLabel_20_94" style:display-name="ListLabel 94" style:family="text"/>
    <style:style style:name="ListLabel_20_93" style:display-name="ListLabel 93" style:family="text"/>
    <style:style style:name="ListLabel_20_92" style:display-name="ListLabel 92" style:family="text"/>
    <style:style style:name="ListLabel_20_91" style:display-name="ListLabel 91" style:family="text"/>
    <style:style style:name="ListLabel_20_90" style:display-name="ListLabel 90" style:family="text"/>
    <style:style style:name="ListLabel_20_89" style:display-name="ListLabel 89" style:family="text"/>
    <style:style style:name="ListLabel_20_88" style:display-name="ListLabel 88" style:family="text"/>
    <style:style style:name="ListLabel_20_87" style:display-name="ListLabel 87" style:family="text"/>
    <style:style style:name="ListLabel_20_86" style:display-name="ListLabel 86" style:family="text"/>
    <style:style style:name="ListLabel_20_85" style:display-name="ListLabel 85" style:family="text"/>
    <style:style style:name="ListLabel_20_84" style:display-name="ListLabel 84" style:family="text"/>
    <style:style style:name="ListLabel_20_83" style:display-name="ListLabel 83" style:family="text"/>
    <style:style style:name="ListLabel_20_82" style:display-name="ListLabel 82" style:family="text"/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/>
    <style:style style:name="ListLabel_20_71" style:display-name="ListLabel 71" style:family="text"/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/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/>
    <style:style style:name="ListLabel_20_64" style:display-name="ListLabel 64" style:family="text"/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Endnote_20_Characters_20__28_WW_29_" style:display-name="Endnote Characters (WW)" style:family="text"/>
    <style:style style:name="Footnote_20_Characters_20__28_WW_29_" style:display-name="Footnote Characters (WW)" style:family="text"/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/>
    <style:style style:name="ListLabel_20_44" style:display-name="ListLabel 44" style:family="text"/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/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/>
    <style:style style:name="ListLabel_20_37" style:display-name="ListLabel 37" style:family="text"/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="Carlito1" fo:font-family="Carlito" style:font-family-generic="swiss" style:font-pitch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use-window-font-color="true" loext:opacity="0%" style:font-name="Liberation Serif" fo:font-family="'Liberation Serif'" style:font-family-generic="roman" style:font-pitch="variable" fo:font-size="12pt" fo:language="zxx" fo:country="none" style:text-underline-style="none" fo:font-weight="normal" style:font-size-asian="12pt" style:language-asian="zxx" style:country-asian="none" style:font-weight-asian="normal" style:font-name-complex="OpenSymbol2" style:font-family-complex="OpenSymbol" style:font-family-generic-complex="system" style:font-pitch-complex="variable" style:font-size-complex="12pt" style:language-complex="zxx" style:country-complex="none" style:font-weight-complex="normal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2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Index_20_Link" style:display-name="Index Link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Drop_20_Caps" style:display-name="Drop Caps" style:family="text"/>
    <style:style style:name="Caption_20_characters" style:display-name="Caption characters" style:family="text"/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Labels" style:family="graphic">
      <style:graphic-properties text:anchor-type="as-char" svg:y="0in" fo:margin-left="0.0791in" fo:margin-right="0.0791in" style:protect="size position" style:vertical-pos="top" style:vertical-rel="baseline" fo:background-color="transparent" draw:fill="none" draw:fill-color="#729fcf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fika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53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5236in"/>
        </style:list-level-properties>
      </text:list-level-style-number>
      <text:list-level-style-number text:level="2" text:style-name="ListLabel_20_154" loext:num-list-format="%2%." style:num-suffix="." style:num-format="1">
        <style:list-level-properties text:list-level-position-and-space-mode="label-alignment">
          <style:list-level-label-alignment text:label-followed-by="listtab" fo:text-indent="-0.2756in" fo:margin-left="0.7992in"/>
        </style:list-level-properties>
      </text:list-level-style-number>
      <text:list-level-style-number text:level="3" text:style-name="ListLabel_20_155" loext:num-list-format="%3%." style:num-suffix="." style:num-format="1">
        <style:list-level-properties text:list-level-position-and-space-mode="label-alignment">
          <style:list-level-label-alignment text:label-followed-by="listtab" fo:text-indent="-0.2756in" fo:margin-left="1.0752in"/>
        </style:list-level-properties>
      </text:list-level-style-number>
      <text:list-level-style-number text:level="4" text:style-name="ListLabel_20_156" loext:num-list-format="%4%." style:num-suffix="." style:num-format="1">
        <style:list-level-properties text:list-level-position-and-space-mode="label-alignment">
          <style:list-level-label-alignment text:label-followed-by="listtab" fo:text-indent="-0.2756in" fo:margin-left="1.3508in"/>
        </style:list-level-properties>
      </text:list-level-style-number>
      <text:list-level-style-number text:level="5" text:style-name="ListLabel_20_157" loext:num-list-format="%5%." style:num-suffix="." style:num-format="1">
        <style:list-level-properties text:list-level-position-and-space-mode="label-alignment">
          <style:list-level-label-alignment text:label-followed-by="listtab" fo:text-indent="-0.2756in" fo:margin-left="1.6264in"/>
        </style:list-level-properties>
      </text:list-level-style-number>
      <text:list-level-style-number text:level="6" text:style-name="ListLabel_20_158" loext:num-list-format="%6%." style:num-suffix="." style:num-format="1">
        <style:list-level-properties text:list-level-position-and-space-mode="label-alignment">
          <style:list-level-label-alignment text:label-followed-by="listtab" fo:text-indent="-0.2756in" fo:margin-left="1.9016in"/>
        </style:list-level-properties>
      </text:list-level-style-number>
      <text:list-level-style-number text:level="7" text:style-name="ListLabel_20_159" loext:num-list-format="%7%." style:num-suffix="." style:num-format="1">
        <style:list-level-properties text:list-level-position-and-space-mode="label-alignment">
          <style:list-level-label-alignment text:label-followed-by="listtab" fo:text-indent="-0.2756in" fo:margin-left="2.1772in"/>
        </style:list-level-properties>
      </text:list-level-style-number>
      <text:list-level-style-number text:level="8" text:style-name="ListLabel_20_160" loext:num-list-format="%8%." style:num-suffix="." style:num-format="1">
        <style:list-level-properties text:list-level-position-and-space-mode="label-alignment">
          <style:list-level-label-alignment text:label-followed-by="listtab" fo:text-indent="-0.2756in" fo:margin-left="2.4528in"/>
        </style:list-level-properties>
      </text:list-level-style-number>
      <text:list-level-style-number text:level="9" text:style-name="ListLabel_20_161" loext:num-list-format="%9%." style:num-suffix="." style:num-format="1">
        <style:list-level-properties text:list-level-position-and-space-mode="label-alignment">
          <style:list-level-label-alignment text:label-followed-by="listtab" fo:text-indent="-0.2756in" fo:margin-left="2.7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2" loext:num-list-format="➢" style:num-suffix="➢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style-name="Regular" style:font-pitch="variable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ListLabel_20_164" loext:num-list-format="" style:num-suffix="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65" loext:num-list-format="" style:num-suffix="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66" loext:num-list-format="" style:num-suffix="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67" loext:num-list-format="" style:num-suffix="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8" loext:num-list-format="" style:num-suffix="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69" loext:num-list-format="" style:num-suffix="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70" loext:num-list-format="" style:num-suffix="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7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7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7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8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8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8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8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8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8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8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8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9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9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9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9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9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9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9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9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9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99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0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0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0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0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0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0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0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0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0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0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2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2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2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29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3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3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3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3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3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3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3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4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4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4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4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4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5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5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53" loext:num-list-format="➔" style:num-suffix="➔" text:bullet-char="➔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5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5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5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59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6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6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6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6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6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6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6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6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7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7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7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7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7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7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7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27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8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8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8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8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8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8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8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8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28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89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9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9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9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9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9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9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9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29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9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0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0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0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0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0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0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333333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333333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08T07:24:20.254999580</meta:creation-date>
    <dc:date>2025-12-01T15:35:11.144421167</dc:date>
    <meta:editing-duration>P5DT11H32M56S</meta:editing-duration>
    <meta:editing-cycles>277</meta:editing-cycles>
    <meta:generator>Collabora_Office/25.04.7.2$Linux_X86_64 LibreOffice_project/5a45551892a8dc0f8dd84138cb9e8e47f7617efd</meta:generator>
    <meta:print-date>2025-01-23T10:35:34.550079297</meta:print-date>
    <meta:printed-by>PDF files</meta:printed-by>
    <meta:document-statistic meta:table-count="0" meta:image-count="0" meta:object-count="0" meta:page-count="1" meta:paragraph-count="1" meta:word-count="5" meta:character-count="23" meta:non-whitespace-character-count="19"/>
  </office:meta>
</office:document-meta>
</file>